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justify" style:justify-single-word="false"/>
      <style:text-properties fo:language="de" fo:country="DE"/>
    </style:style>
    <style:style style:name="P2" style:family="paragraph" style:parent-style-name="Standard">
      <style:paragraph-properties fo:line-height="115%" fo:text-align="justify" style:justify-single-word="false"/>
    </style:style>
    <style:style style:name="P3" style:family="paragraph" style:parent-style-name="Text_20_body">
      <style:paragraph-properties fo:line-height="115%" fo:text-align="justify" style:justify-single-word="false"/>
    </style:style>
    <style:style style:name="P4" style:family="paragraph" style:parent-style-name="Standard">
      <style:paragraph-properties fo:line-height="115%" fo:text-align="justify" style:justify-single-word="false"/>
      <style:text-properties fo:background-color="#ffffff"/>
    </style:style>
    <style:style style:name="P5" style:family="paragraph" style:parent-style-name="Standard">
      <style:paragraph-properties fo:line-height="115%" fo:text-align="justify" style:justify-single-word="false"/>
      <style:text-properties fo:language="de" fo:country="DE"/>
    </style:style>
    <style:style style:name="P6" style:family="paragraph" style:parent-style-name="Standard">
      <style:paragraph-properties fo:line-height="100%" fo:text-align="justify" style:justify-single-word="false"/>
      <style:text-properties fo:language="de" fo:country="DE"/>
    </style:style>
    <style:style style:name="P7" style:family="paragraph" style:parent-style-name="Standard">
      <style:paragraph-properties fo:line-height="115%" fo:text-align="justify" style:justify-single-word="false"/>
      <style:text-properties fo:language="de" fo:country="DE"/>
    </style:style>
    <style:style style:name="P8" style:family="paragraph" style:parent-style-name="Standard">
      <style:paragraph-properties fo:line-height="115%" fo:text-align="justify" style:justify-single-word="false"/>
      <style:text-properties fo:language="de" fo:country="DE" fo:background-color="#ffff00"/>
    </style:style>
    <style:style style:name="P9" style:family="paragraph" style:parent-style-name="Standard">
      <style:paragraph-properties fo:text-align="justify" style:justify-single-word="false"/>
      <style:text-properties fo:language="de" fo:country="DE" fo:font-weight="bold" style:font-weight-asian="bold" style:font-weight-complex="bold"/>
    </style:style>
    <style:style style:name="P10" style:family="paragraph" style:parent-style-name="Standard">
      <style:paragraph-properties fo:text-align="justify" style:justify-single-word="false"/>
      <style:text-properties fo:language="de" fo:country="DE"/>
    </style:style>
    <style:style style:name="P11" style:family="paragraph" style:parent-style-name="Standard">
      <style:paragraph-properties fo:line-height="115%" fo:text-align="justify" style:justify-single-word="false"/>
      <style:text-properties fo:language="de" fo:country="DE" fo:background-color="transparent"/>
    </style:style>
    <style:style style:name="P12" style:family="paragraph" style:parent-style-name="Standard">
      <style:paragraph-properties fo:line-height="115%" fo:text-align="justify" style:justify-single-word="false"/>
    </style:style>
    <style:style style:name="P13" style:family="paragraph" style:parent-style-name="Standard">
      <style:paragraph-properties fo:line-height="115%" fo:text-align="justify" style:justify-single-word="false"/>
      <style:text-properties fo:background-color="#ffffff"/>
    </style:style>
    <style:style style:name="P14" style:family="paragraph" style:parent-style-name="Standard">
      <style:paragraph-properties fo:line-height="115%" fo:text-align="justify" style:justify-single-word="false"/>
      <style:text-properties style:text-line-through-style="solid"/>
    </style:style>
    <style:style style:name="P15" style:family="paragraph" style:parent-style-name="Text_20_body">
      <style:paragraph-properties fo:line-height="115%" fo:text-align="justify" style:justify-single-word="false"/>
    </style:style>
    <style:style style:name="P16" style:family="paragraph" style:parent-style-name="Standard">
      <style:paragraph-properties fo:line-height="115%" fo:text-align="justify" style:justify-single-word="false"/>
      <style:text-properties fo:language="de" fo:country="DE"/>
    </style:style>
    <style:style style:name="P17" style:family="paragraph" style:parent-style-name="Standard">
      <style:paragraph-properties fo:line-height="100%" fo:text-align="justify" style:justify-single-word="false"/>
      <style:text-properties fo:language="de" fo:country="DE"/>
    </style:style>
    <style:style style:name="P18" style:family="paragraph" style:parent-style-name="Standard">
      <style:paragraph-properties fo:line-height="115%" fo:text-align="justify" style:justify-single-word="false"/>
    </style:style>
    <style:style style:name="P19" style:family="paragraph" style:parent-style-name="Standard">
      <style:paragraph-properties fo:line-height="115%" fo:text-align="justify" style:justify-single-word="false"/>
      <style:text-properties fo:background-color="#ffffff"/>
    </style:style>
    <style:style style:name="P20" style:family="paragraph" style:parent-style-name="Text_20_body">
      <style:paragraph-properties fo:line-height="115%" fo:text-align="justify" style:justify-single-word="false"/>
    </style:style>
    <style:style style:name="T1" style:family="text">
      <style:text-properties fo:language="de" fo:country="DE"/>
    </style:style>
    <style:style style:name="T2" style:family="text">
      <style:text-properties fo:language="de" fo:country="DE" fo:font-weight="normal" style:font-weight-asian="normal" style:font-weight-complex="normal"/>
    </style:style>
    <style:style style:name="T3" style:family="text">
      <style:text-properties fo:language="de" fo:country="DE" fo:background-color="#ffffff" loext:char-shading-value="0"/>
    </style:style>
    <style:style style:name="T4" style:family="text">
      <style:text-properties fo:background-color="#fff200" loext:char-shading-value="0"/>
    </style:style>
    <style:style style:name="T5" style:family="text">
      <style:text-properties fo:background-color="#fff200"/>
    </style:style>
    <style:style style:name="T6" style:family="text">
      <style:text-properties fo:language="de" fo:country="DE" fo:background-color="transparent" loext:char-shading-value="0"/>
    </style:style>
    <style:style style:name="T7" style:family="text">
      <style:text-properties fo:language="de" fo:country="DE" fo:background-color="#ffff00" loext:char-shading-value="0"/>
    </style:style>
    <style:style style:name="T8" style:family="text">
      <style:text-properties fo:language="de" fo:country="DE" fo:background-color="#fff200" loext:char-shading-value="0"/>
    </style:style>
    <style:style style:name="T9" style:family="text">
      <style:text-properties fo:language="de" fo:country="DE"/>
    </style:style>
    <style:style style:name="T10" style:family="text">
      <style:text-properties fo:language="de" fo:country="DE" fo:font-weight="normal" style:font-weight-asian="normal" style:font-weight-complex="normal"/>
    </style:style>
    <style:style style:name="T11" style:family="text">
      <style:text-properties fo:language="de" fo:country="DE" fo:font-weight="normal" fo:background-color="#ffffff" style:font-weight-asian="normal" style:font-weight-complex="normal" loext:char-shading-value="0"/>
    </style:style>
    <style:style style:name="T12" style:family="text">
      <style:text-properties fo:language="de" fo:country="DE" fo:background-color="#ffffff" loext:char-shading-value="0"/>
    </style:style>
    <style:style style:name="T13" style:family="text">
      <style:text-properties fo:language="de" fo:country="DE" fo:background-color="transparent" loext:char-shading-value="0"/>
    </style:style>
    <style:style style:name="T14" style:family="text">
      <style:text-properties fo:language="de" fo:country="DE" fo:background-color="#ffff00" loext:char-shading-value="0"/>
    </style:style>
    <style:style style:name="T15" style:family="text">
      <style:text-properties fo:language="de" fo:country="DE" fo:background-color="#fff200" loext:char-shading-value="0"/>
    </style:style>
    <style:style style:name="T16" style:family="text">
      <style:text-properties fo:language="de" fo:country="DE" fo:font-weight="bold"/>
    </style:style>
    <style:style style:name="T17" style:family="text">
      <style:text-properties fo:language="de" fo:country="DE" fo:font-weight="bold" style:font-weight-asian="bold" style:font-weight-complex="bold"/>
    </style:style>
    <style:style style:name="T18" style:family="text">
      <style:text-properties fo:language="de" fo:country="DE" fo:font-style="normal" fo:background-color="#ffffff" style:font-style-asian="normal" style:font-style-complex="normal" loext:char-shading-value="0"/>
    </style:style>
    <style:style style:name="T19" style:family="text">
      <style:text-properties fo:language="de" fo:country="DE" fo:font-style="normal" style:font-style-asian="normal" style:font-style-complex="normal"/>
    </style:style>
    <style:style style:name="T20" style:family="text">
      <style:text-properties fo:language="de" fo:country="DE" fo:font-style="italic" fo:font-weight="normal" style:font-style-asian="italic" style:font-weight-asian="normal" style:font-style-complex="italic" style:font-weight-complex="normal"/>
    </style:style>
    <style:style style:name="T21" style:family="text">
      <style:text-properties fo:background-color="#fff200"/>
    </style:style>
    <style:style style:name="T22" style:family="text">
      <style:text-properties fo:background-color="#fff200" loext:char-shading-value="0"/>
    </style:style>
    <style:style style:name="T23" style:family="text">
      <style:text-properties style:text-line-through-style="none" fo:language="de" fo:country="DE" fo:background-color="transparent" loext:char-shading-value="0"/>
    </style:style>
  </office:automatic-styles>
  <office:body>
    <office:text text:use-soft-page-breaks="true">
      <text:tracked-changes>
        <text:changed-region xml:id="ct300913384" text:id="ct300913384">
          <text:deletion>
            <office:change-info>
              <dc:creator>Till Adams</dc:creator>
              <dc:date>2018-05-09T14:38:00</dc:date>
            </office:change-info>
            <text:p text:style-name="P1">beschreibt</text:p>
          </text:deletion>
        </text:changed-region>
        <text:changed-region xml:id="ct300912552" text:id="ct300912552">
          <text:insertion>
            <office:change-info>
              <dc:creator>Till Adams</dc:creator>
              <dc:date>2018-05-09T14:38:00</dc:date>
            </office:change-info>
          </text:insertion>
        </text:changed-region>
        <text:changed-region xml:id="ct300914008" text:id="ct300914008">
          <text:insertion>
            <office:change-info>
              <dc:creator>Till Adams</dc:creator>
              <dc:date>2018-05-09T14:38:00</dc:date>
            </office:change-info>
          </text:insertion>
        </text:changed-region>
        <text:changed-region xml:id="ct300914216" text:id="ct300914216">
          <text:deletion>
            <office:change-info>
              <dc:creator>Till Adams</dc:creator>
              <dc:date>2018-05-09T14:38:00</dc:date>
            </office:change-info>
            <text:p text:style-name="P1">die</text:p>
          </text:deletion>
        </text:changed-region>
        <text:changed-region xml:id="ct300914320" text:id="ct300914320">
          <text:insertion>
            <office:change-info>
              <dc:creator>Till Adams</dc:creator>
              <dc:date>2018-05-09T14:38:00</dc:date>
            </office:change-info>
          </text:insertion>
        </text:changed-region>
        <text:changed-region xml:id="ct300912032" text:id="ct300912032">
          <text:insertion>
            <office:change-info>
              <dc:creator>Till Adams</dc:creator>
              <dc:date>2018-05-09T14:38:00</dc:date>
            </office:change-info>
          </text:insertion>
        </text:changed-region>
        <text:changed-region xml:id="ct300912136" text:id="ct300912136">
          <text:insertion>
            <office:change-info>
              <dc:creator>Oliver Bildesheim</dc:creator>
              <dc:date>2018-05-13T13:11:00</dc:date>
            </office:change-info>
          </text:insertion>
        </text:changed-region>
        <text:changed-region xml:id="ct300912656" text:id="ct300912656">
          <text:deletion>
            <office:change-info>
              <dc:creator>Oliver Bildesheim</dc:creator>
              <dc:date>2018-05-11T17:33:00</dc:date>
            </office:change-info>
            <text:p text:style-name="P2"><text:span text:style-name="T1"><text:s/></text:span></text:p>
          </text:deletion>
        </text:changed-region>
        <text:changed-region xml:id="ct300915152" text:id="ct300915152">
          <text:insertion>
            <office:change-info>
              <dc:creator>Oliver Bildesheim</dc:creator>
              <dc:date>2018-05-11T17:33:00</dc:date>
            </office:change-info>
          </text:insertion>
        </text:changed-region>
        <text:changed-region xml:id="ct300913488" text:id="ct300913488">
          <text:deletion>
            <office:change-info>
              <dc:creator>Oliver Bildesheim</dc:creator>
              <dc:date>2018-05-11T17:34:00</dc:date>
            </office:change-info>
            <text:p text:style-name="P2"><text:span text:style-name="T1"><text:s/>sogenannten</text:span></text:p>
          </text:deletion>
        </text:changed-region>
        <text:changed-region xml:id="ct300914424" text:id="ct300914424">
          <text:insertion>
            <office:change-info>
              <dc:creator>Oliver Bildesheim</dc:creator>
              <dc:date>2018-05-11T17:34:00</dc:date>
            </office:change-info>
          </text:insertion>
        </text:changed-region>
        <text:changed-region xml:id="ct300912864" text:id="ct300912864">
          <text:insertion>
            <office:change-info>
              <dc:creator>Oliver Bildesheim</dc:creator>
              <dc:date>2018-05-11T17:34:00</dc:date>
            </office:change-info>
          </text:insertion>
        </text:changed-region>
        <text:changed-region xml:id="ct300912760" text:id="ct300912760">
          <text:deletion>
            <office:change-info>
              <dc:creator>Oliver Bildesheim</dc:creator>
              <dc:date>2018-05-13T13:11:00</dc:date>
            </office:change-info>
            <text:p text:style-name="P2"><text:span text:style-name="T1"><text:s/></text:span></text:p>
          </text:deletion>
        </text:changed-region>
        <text:changed-region xml:id="ct300912344" text:id="ct300912344">
          <text:deletion>
            <office:change-info>
              <dc:creator>Oliver Bildesheim</dc:creator>
              <dc:date>2018-05-11T17:34:00</dc:date>
            </office:change-info>
            <text:p text:style-name="P2"><text:span text:style-name="T2">können</text:span></text:p>
          </text:deletion>
        </text:changed-region>
        <text:changed-region xml:id="ct300912968" text:id="ct300912968">
          <text:insertion>
            <office:change-info>
              <dc:creator>Oliver Bildesheim</dc:creator>
              <dc:date>2018-05-11T17:34:00</dc:date>
            </office:change-info>
          </text:insertion>
        </text:changed-region>
        <text:changed-region xml:id="ct300913072" text:id="ct300913072">
          <text:deletion>
            <office:change-info>
              <dc:creator>Oliver Bildesheim</dc:creator>
              <dc:date>2018-05-11T17:34:00</dc:date>
            </office:change-info>
            <text:p text:style-name="P2"><text:span text:style-name="T3">beziehen</text:span></text:p>
          </text:deletion>
        </text:changed-region>
        <text:changed-region xml:id="ct300913176" text:id="ct300913176">
          <text:insertion>
            <office:change-info>
              <dc:creator>Oliver Bildesheim</dc:creator>
              <dc:date>2018-05-11T17:34:00</dc:date>
            </office:change-info>
          </text:insertion>
        </text:changed-region>
        <text:changed-region xml:id="ct300913280" text:id="ct300913280">
          <text:deletion>
            <office:change-info>
              <dc:creator>Oliver Bildesheim</dc:creator>
              <dc:date>2018-05-11T17:34:00</dc:date>
            </office:change-info>
            <text:p text:style-name="P2"><text:span text:style-name="T3">, die</text:span></text:p>
          </text:deletion>
        </text:changed-region>
        <text:changed-region xml:id="ct300914528" text:id="ct300914528">
          <text:deletion>
            <office:change-info>
              <dc:creator>Oliver Bildesheim</dc:creator>
              <dc:date>2018-05-11T17:35:00</dc:date>
            </office:change-info>
            <text:p text:style-name="P2"><text:span text:style-name="T3">s über</text:span></text:p>
          </text:deletion>
        </text:changed-region>
        <text:changed-region xml:id="ct300914632" text:id="ct300914632">
          <text:deletion>
            <office:change-info>
              <dc:creator>Oliver Bildesheim</dc:creator>
              <dc:date>2018-05-13T13:12:00</dc:date>
            </office:change-info>
            <text:p text:style-name="P3"><text:span text:style-name="T1">,</text:span></text:p>
          </text:deletion>
        </text:changed-region>
        <text:changed-region xml:id="ct300914840" text:id="ct300914840">
          <text:deletion>
            <office:change-info>
              <dc:creator>Oliver Bildesheim</dc:creator>
              <dc:date>2018-05-11T17:35:00</dc:date>
            </office:change-info>
            <text:p text:style-name="P2"><text:span text:style-name="T1">sogenannten</text:span></text:p>
          </text:deletion>
        </text:changed-region>
        <text:changed-region xml:id="ct300914944" text:id="ct300914944">
          <text:deletion>
            <office:change-info>
              <dc:creator>Oliver Bildesheim</dc:creator>
              <dc:date>2018-05-11T17:35:00</dc:date>
            </office:change-info>
            <text:p text:style-name="P2">entfernten</text:p>
          </text:deletion>
        </text:changed-region>
        <text:changed-region xml:id="ct300915256" text:id="ct300915256">
          <text:insertion>
            <office:change-info>
              <dc:creator>Oliver Bildesheim</dc:creator>
              <dc:date>2018-05-11T17:35:00</dc:date>
            </office:change-info>
          </text:insertion>
        </text:changed-region>
        <text:changed-region xml:id="ct300915776" text:id="ct300915776">
          <text:insertion>
            <office:change-info>
              <dc:creator>Oliver Bildesheim</dc:creator>
              <dc:date>2018-05-11T17:35:00</dc:date>
            </office:change-info>
          </text:insertion>
        </text:changed-region>
        <text:changed-region xml:id="ct300915672" text:id="ct300915672">
          <text:insertion>
            <office:change-info>
              <dc:creator>Oliver Bildesheim</dc:creator>
              <dc:date>2018-05-11T17:36:00</dc:date>
            </office:change-info>
          </text:insertion>
        </text:changed-region>
        <text:changed-region xml:id="ct300915360" text:id="ct300915360">
          <text:deletion>
            <office:change-info>
              <dc:creator>Oliver Bildesheim</dc:creator>
              <dc:date>2018-05-11T17:36:00</dc:date>
            </office:change-info>
            <text:p text:style-name="P2">, in denen</text:p>
          </text:deletion>
        </text:changed-region>
        <text:changed-region xml:id="ct300915464" text:id="ct300915464">
          <text:deletion>
            <office:change-info>
              <dc:creator>Oliver Bildesheim</dc:creator>
              <dc:date>2018-05-11T17:36:00</dc:date>
            </office:change-info>
            <text:p text:style-name="P2">sind</text:p>
          </text:deletion>
        </text:changed-region>
        <text:changed-region xml:id="ct300915880" text:id="ct300915880">
          <text:deletion>
            <office:change-info>
              <dc:creator>Till Adams</dc:creator>
              <dc:date>2018-05-09T14:32:00</dc:date>
            </office:change-info>
            <text:p text:style-name="P2"><text:span text:style-name="T4">Grundsätzlich kann zwischen Katalogen unterschieden werden, die ausschließlich originäre Metadaten enthalten und solchen, die (auch) wiederum „geharvestete“ Metadaten aus anderen Katalogen aufweisen. </text:span><text:s/></text:p>
          </text:deletion>
        </text:changed-region>
        <text:changed-region xml:id="ct300915568" text:id="ct300915568">
          <text:insertion>
            <office:change-info>
              <dc:creator>Oliver Bildesheim</dc:creator>
              <dc:date>2018-05-13T13:13:00</dc:date>
            </office:change-info>
          </text:insertion>
        </text:changed-region>
        <text:changed-region xml:id="ct301319768" text:id="ct301319768">
          <text:deletion>
            <office:change-info>
              <dc:creator>Oliver Bildesheim</dc:creator>
              <dc:date>2018-05-11T17:36:00</dc:date>
            </office:change-info>
            <text:p text:style-name="P2">erforschen</text:p>
          </text:deletion>
        </text:changed-region>
        <text:changed-region xml:id="ct301318312" text:id="ct301318312">
          <text:insertion>
            <office:change-info>
              <dc:creator>Oliver Bildesheim</dc:creator>
              <dc:date>2018-05-11T17:36:00</dc:date>
            </office:change-info>
          </text:insertion>
        </text:changed-region>
        <text:changed-region xml:id="ct301320808" text:id="ct301320808">
          <text:insertion>
            <office:change-info>
              <dc:creator>Till Adams</dc:creator>
              <dc:date>2018-05-09T14:32:00</dc:date>
            </office:change-info>
          </text:insertion>
        </text:changed-region>
        <text:changed-region xml:id="ct301320080" text:id="ct301320080">
          <text:deletion>
            <office:change-info>
              <dc:creator>Till Adams</dc:creator>
              <dc:date>2018-05-09T14:32:00</dc:date>
            </office:change-info>
            <text:p text:style-name="P2">Geoanwendungen,</text:p>
          </text:deletion>
        </text:changed-region>
        <text:changed-region xml:id="ct301320392" text:id="ct301320392">
          <text:insertion>
            <office:change-info>
              <dc:creator>Till Adams</dc:creator>
              <dc:date>2018-05-09T14:33:00</dc:date>
            </office:change-info>
          </text:insertion>
        </text:changed-region>
        <text:changed-region xml:id="ct301319976" text:id="ct301319976">
          <text:deletion>
            <office:change-info>
              <dc:creator>Oliver Bildesheim</dc:creator>
              <dc:date>2018-05-11T17:37:00</dc:date>
            </office:change-info>
            <text:p text:style-name="P2">ihn</text:p>
          </text:deletion>
        </text:changed-region>
        <text:changed-region xml:id="ct301318416" text:id="ct301318416">
          <text:insertion>
            <office:change-info>
              <dc:creator>Oliver Bildesheim</dc:creator>
              <dc:date>2018-05-11T17:37:00</dc:date>
            </office:change-info>
          </text:insertion>
        </text:changed-region>
        <text:changed-region xml:id="ct301321328" text:id="ct301321328">
          <text:deletion>
            <office:change-info>
              <dc:creator>Oliver Bildesheim</dc:creator>
              <dc:date>2018-05-11T17:37:00</dc:date>
            </office:change-info>
            <text:p text:style-name="P2">was</text:p>
          </text:deletion>
        </text:changed-region>
        <text:changed-region xml:id="ct301320184" text:id="ct301320184">
          <text:insertion>
            <office:change-info>
              <dc:creator>Oliver Bildesheim</dc:creator>
              <dc:date>2018-05-11T17:37:00</dc:date>
            </office:change-info>
          </text:insertion>
        </text:changed-region>
        <text:changed-region xml:id="ct301320600" text:id="ct301320600">
          <text:deletion>
            <office:change-info>
              <dc:creator>Oliver Bildesheim</dc:creator>
              <dc:date>2018-05-11T17:37:00</dc:date>
            </office:change-info>
            <text:p text:style-name="P2">ihre</text:p>
          </text:deletion>
        </text:changed-region>
        <text:changed-region xml:id="ct301321016" text:id="ct301321016">
          <text:deletion>
            <office:change-info>
              <dc:creator>Oliver Bildesheim</dc:creator>
              <dc:date>2018-05-11T17:37:00</dc:date>
            </office:change-info>
            <text:p text:style-name="P2">sind</text:p>
          </text:deletion>
        </text:changed-region>
        <text:changed-region xml:id="ct301319664" text:id="ct301319664">
          <text:insertion>
            <office:change-info>
              <dc:creator>Oliver Bildesheim</dc:creator>
              <dc:date>2018-05-11T17:37:00</dc:date>
            </office:change-info>
          </text:insertion>
        </text:changed-region>
        <text:changed-region xml:id="ct301319872" text:id="ct301319872">
          <text:insertion>
            <office:change-info>
              <dc:creator>Till Adams</dc:creator>
              <dc:date>2018-05-09T14:33:00</dc:date>
            </office:change-info>
          </text:insertion>
        </text:changed-region>
        <text:changed-region xml:id="ct301318208" text:id="ct301318208">
          <text:deletion>
            <office:change-info>
              <dc:creator>Till Adams</dc:creator>
              <dc:date>2018-05-09T14:33:00</dc:date>
            </office:change-info>
            <text:p text:style-name="P2"><text:span text:style-name="T5">als</text:span></text:p>
          </text:deletion>
        </text:changed-region>
        <text:changed-region xml:id="ct301320288" text:id="ct301320288">
          <text:insertion>
            <office:change-info>
              <dc:creator>Till Adams</dc:creator>
              <dc:date>2018-05-09T14:33:00</dc:date>
            </office:change-info>
          </text:insertion>
        </text:changed-region>
        <text:changed-region xml:id="ct301321120" text:id="ct301321120">
          <text:deletion>
            <office:change-info>
              <dc:creator>Till Adams</dc:creator>
              <dc:date>2018-05-09T14:33:00</dc:date>
            </office:change-info>
            <text:p text:style-name="P2"><text:s/>aus <text:span text:style-name="T1">bereits bestehenden Metadatensätze</text:span></text:p>
          </text:deletion>
        </text:changed-region>
        <text:changed-region xml:id="ct301321432" text:id="ct301321432">
          <text:deletion>
            <office:change-info>
              <dc:creator>Till Adams</dc:creator>
              <dc:date>2018-05-09T14:33:00</dc:date>
            </office:change-info>
            <text:p text:style-name="P2"><text:span text:style-name="T1">aus mehreren entfernten CSW-Servern (Kataloge) abruft</text:span></text:p>
          </text:deletion>
        </text:changed-region>
        <text:changed-region xml:id="ct301319456" text:id="ct301319456">
          <text:insertion>
            <office:change-info>
              <dc:creator>Till Adams</dc:creator>
              <dc:date>2018-05-09T14:33:00</dc:date>
            </office:change-info>
          </text:insertion>
        </text:changed-region>
        <text:changed-region xml:id="ct301320912" text:id="ct301320912">
          <text:deletion>
            <office:change-info>
              <dc:creator>Oliver Bildesheim</dc:creator>
              <dc:date>2018-05-11T17:37:00</dc:date>
            </office:change-info>
            <text:p text:style-name="P2"><text:span text:style-name="T1">r</text:span></text:p>
          </text:deletion>
        </text:changed-region>
        <text:changed-region xml:id="ct301318520" text:id="ct301318520">
          <text:insertion>
            <office:change-info>
              <dc:creator>Oliver Bildesheim</dc:creator>
              <dc:date>2018-05-11T17:37:00</dc:date>
            </office:change-info>
          </text:insertion>
        </text:changed-region>
        <text:changed-region xml:id="ct301318624" text:id="ct301318624">
          <text:insertion>
            <office:change-info>
              <dc:creator>Till Adams</dc:creator>
              <dc:date>2018-05-09T14:33:00</dc:date>
            </office:change-info>
          </text:insertion>
        </text:changed-region>
        <text:changed-region xml:id="ct301318832" text:id="ct301318832">
          <text:insertion>
            <office:change-info>
              <dc:creator>Till Adams</dc:creator>
              <dc:date>2018-05-09T14:34:00</dc:date>
            </office:change-info>
          </text:insertion>
        </text:changed-region>
        <text:changed-region xml:id="ct301318936" text:id="ct301318936">
          <text:deletion>
            <office:change-info>
              <dc:creator>Oliver Bildesheim</dc:creator>
              <dc:date>2018-05-11T17:37:00</dc:date>
            </office:change-info>
            <text:p text:style-name="P2"><text:span text:style-name="T1"><text:s/></text:span></text:p>
          </text:deletion>
        </text:changed-region>
        <text:changed-region xml:id="ct301320496" text:id="ct301320496">
          <text:insertion>
            <office:change-info>
              <dc:creator>Oliver Bildesheim</dc:creator>
              <dc:date>2018-05-11T17:37:00</dc:date>
            </office:change-info>
          </text:insertion>
        </text:changed-region>
        <text:changed-region xml:id="ct301319560" text:id="ct301319560">
          <text:insertion>
            <office:change-info>
              <dc:creator>Till Adams</dc:creator>
              <dc:date>2018-05-09T14:34:00</dc:date>
            </office:change-info>
          </text:insertion>
        </text:changed-region>
        <text:changed-region xml:id="ct301318728" text:id="ct301318728">
          <text:deletion>
            <office:change-info>
              <dc:creator>Oliver Bildesheim</dc:creator>
              <dc:date>2018-05-11T17:38:00</dc:date>
            </office:change-info>
            <text:p text:style-name="P2"><text:span text:style-name="T1">-D</text:span></text:p>
          </text:deletion>
        </text:changed-region>
        <text:changed-region xml:id="ct301320704" text:id="ct301320704">
          <text:insertion>
            <office:change-info>
              <dc:creator>Oliver Bildesheim</dc:creator>
              <dc:date>2018-05-11T17:38:00</dc:date>
            </office:change-info>
          </text:insertion>
        </text:changed-region>
        <text:changed-region xml:id="ct301321224" text:id="ct301321224">
          <text:insertion>
            <office:change-info>
              <dc:creator>Till Adams</dc:creator>
              <dc:date>2018-05-09T14:34:00</dc:date>
            </office:change-info>
          </text:insertion>
        </text:changed-region>
        <text:changed-region xml:id="ct301319040" text:id="ct301319040">
          <text:deletion>
            <office:change-info>
              <dc:creator>Oliver Bildesheim</dc:creator>
              <dc:date>2018-05-11T17:38:00</dc:date>
            </office:change-info>
            <text:p text:style-name="P2"><text:span text:style-name="T6"><text:s/></text:span></text:p>
          </text:deletion>
        </text:changed-region>
        <text:changed-region xml:id="ct301319144" text:id="ct301319144">
          <text:insertion>
            <office:change-info>
              <dc:creator>Oliver Bildesheim</dc:creator>
              <dc:date>2018-05-11T17:38:00</dc:date>
            </office:change-info>
          </text:insertion>
        </text:changed-region>
        <text:changed-region xml:id="ct301319248" text:id="ct301319248">
          <text:deletion>
            <office:change-info>
              <dc:creator>Oliver Bildesheim</dc:creator>
              <dc:date>2018-05-11T17:38:00</dc:date>
            </office:change-info>
            <text:p text:style-name="P2"><text:span text:style-name="T6"><text:s/></text:span></text:p>
          </text:deletion>
        </text:changed-region>
        <text:changed-region xml:id="ct301319352" text:id="ct301319352">
          <text:insertion>
            <office:change-info>
              <dc:creator>Oliver Bildesheim</dc:creator>
              <dc:date>2018-05-11T17:38:00</dc:date>
            </office:change-info>
          </text:insertion>
        </text:changed-region>
        <text:changed-region xml:id="ct301321848" text:id="ct301321848">
          <text:deletion>
            <office:change-info>
              <dc:creator>Oliver Bildesheim</dc:creator>
              <dc:date>2018-05-11T17:40:00</dc:date>
            </office:change-info>
            <text:p text:style-name="P2"><text:span text:style-name="T6">sogenanntes </text:span></text:p>
          </text:deletion>
        </text:changed-region>
        <text:changed-region xml:id="ct301321952" text:id="ct301321952">
          <text:deletion>
            <office:change-info>
              <dc:creator>Oliver Bildesheim</dc:creator>
              <dc:date>2018-05-11T17:40:00</dc:date>
            </office:change-info>
            <text:p text:style-name="P2"><text:span text:style-name="T6">welches</text:span></text:p>
          </text:deletion>
        </text:changed-region>
        <text:changed-region xml:id="ct301322056" text:id="ct301322056">
          <text:insertion>
            <office:change-info>
              <dc:creator>Oliver Bildesheim</dc:creator>
              <dc:date>2018-05-11T17:40:00</dc:date>
            </office:change-info>
          </text:insertion>
        </text:changed-region>
        <text:changed-region xml:id="ct301322160" text:id="ct301322160">
          <text:insertion>
            <office:change-info>
              <dc:creator>Oliver Bildesheim</dc:creator>
              <dc:date>2018-05-11T17:40:00</dc:date>
            </office:change-info>
          </text:insertion>
        </text:changed-region>
        <text:changed-region xml:id="ct301321536" text:id="ct301321536">
          <text:insertion>
            <office:change-info>
              <dc:creator>Oliver Bildesheim</dc:creator>
              <dc:date>2018-05-11T17:40:00</dc:date>
            </office:change-info>
          </text:insertion>
        </text:changed-region>
        <text:changed-region xml:id="ct301324600" text:id="ct301324600">
          <text:deletion>
            <office:change-info>
              <dc:creator>Oliver Bildesheim</dc:creator>
              <dc:date>2018-05-11T17:40:00</dc:date>
            </office:change-info>
            <text:p text:style-name="P2"><text:span text:style-name="T6">manuelle Eindas eine <text:s/>– ohne </text:span></text:p>
          </text:deletion>
        </text:changed-region>
        <text:changed-region xml:id="ct301321744" text:id="ct301321744">
          <text:deletion>
            <office:change-info>
              <dc:creator>Till Adams</dc:creator>
              <dc:date>2018-05-09T14:34:00</dc:date>
            </office:change-info>
            <text:p text:style-name="P2"><text:span text:style-name="T6">ab</text:span></text:p>
          </text:deletion>
        </text:changed-region>
        <text:changed-region xml:id="ct301321640" text:id="ct301321640">
          <text:deletion>
            <office:change-info>
              <dc:creator>Oliver Bildesheim</dc:creator>
              <dc:date>2018-05-11T17:40:00</dc:date>
            </office:change-info>
            <text:p text:style-name="P2"><text:span text:style-name="T6"><text:s/>nötig istgabe</text:span></text:p>
          </text:deletion>
        </text:changed-region>
        <text:changed-region xml:id="ct301322832" text:id="ct301322832">
          <text:insertion>
            <office:change-info>
              <dc:creator>Oliver Bildesheim</dc:creator>
              <dc:date>2018-05-11T17:41:00</dc:date>
            </office:change-info>
          </text:insertion>
        </text:changed-region>
        <text:changed-region xml:id="ct301323560" text:id="ct301323560">
          <text:deletion>
            <office:change-info>
              <dc:creator>Oliver Bildesheim</dc:creator>
              <dc:date>2018-05-11T17:39:00</dc:date>
            </office:change-info>
            <text:p text:style-name="P2"><text:span text:style-name="T6">an sog. </text:span></text:p>
          </text:deletion>
        </text:changed-region>
        <text:changed-region xml:id="ct301325432" text:id="ct301325432">
          <text:insertion>
            <office:change-info>
              <dc:creator>Oliver Bildesheim</dc:creator>
              <dc:date>2018-05-11T17:41:00</dc:date>
            </office:change-info>
          </text:insertion>
        </text:changed-region>
        <text:changed-region xml:id="ct301325016" text:id="ct301325016">
          <text:deletion>
            <office:change-info>
              <dc:creator>Oliver Bildesheim</dc:creator>
              <dc:date>2018-05-11T17:42:00</dc:date>
            </office:change-info>
            <text:p text:style-name="P2"><text:span text:style-name="T6">ausreichend</text:span></text:p>
          </text:deletion>
        </text:changed-region>
        <text:changed-region xml:id="ct301322624" text:id="ct301322624">
          <text:insertion>
            <office:change-info>
              <dc:creator>Oliver Bildesheim</dc:creator>
              <dc:date>2018-05-11T17:42:00</dc:date>
            </office:change-info>
          </text:insertion>
        </text:changed-region>
        <text:changed-region xml:id="ct301323248" text:id="ct301323248">
          <text:deletion>
            <office:change-info>
              <dc:creator>Oliver Bildesheim</dc:creator>
              <dc:date>2018-05-11T17:41:00</dc:date>
            </office:change-info>
            <text:p text:style-name="P2"><text:span text:style-name="T6"><text:s/></text:span></text:p>
          </text:deletion>
        </text:changed-region>
        <text:changed-region xml:id="ct301323144" text:id="ct301323144">
          <text:insertion>
            <office:change-info>
              <dc:creator>Oliver Bildesheim</dc:creator>
              <dc:date>2018-05-11T17:41:00</dc:date>
            </office:change-info>
          </text:insertion>
        </text:changed-region>
        <text:changed-region xml:id="ct301324808" text:id="ct301324808">
          <text:deletion>
            <office:change-info>
              <dc:creator>Oliver Bildesheim</dc:creator>
              <dc:date>2018-05-11T17:41:00</dc:date>
            </office:change-info>
            <text:p text:style-name="P2"><text:span text:style-name="T6"><text:s/></text:span></text:p>
          </text:deletion>
        </text:changed-region>
        <text:changed-region xml:id="ct301323040" text:id="ct301323040">
          <text:insertion>
            <office:change-info>
              <dc:creator>Oliver Bildesheim</dc:creator>
              <dc:date>2018-05-11T17:41:00</dc:date>
            </office:change-info>
          </text:insertion>
        </text:changed-region>
        <text:changed-region xml:id="ct301324496" text:id="ct301324496">
          <text:deletion>
            <office:change-info>
              <dc:creator>Oliver Bildesheim</dc:creator>
              <dc:date>2018-05-11T17:42:00</dc:date>
            </office:change-info>
            <text:p text:style-name="P2"><text:span text:style-name="T6">und andererseits ausreichend relevante Daten gefunden </text:span></text:p>
          </text:deletion>
        </text:changed-region>
        <text:changed-region xml:id="ct301324912" text:id="ct301324912">
          <text:deletion>
            <office:change-info>
              <dc:creator>Oliver Bildesheim</dc:creator>
              <dc:date>2018-05-13T13:15:00</dc:date>
            </office:change-info>
            <text:p text:style-name="P2"><text:span text:style-name="T6">oben </text:span></text:p>
          </text:deletion>
        </text:changed-region>
        <text:changed-region xml:id="ct301323352" text:id="ct301323352">
          <text:deletion>
            <office:change-info>
              <dc:creator>Till Adams</dc:creator>
              <dc:date>2018-05-09T14:35:00</dc:date>
            </office:change-info>
            <text:p text:style-name="P4"><text:span text:style-name="T7"><text:s/></text:span></text:p>
          </text:deletion>
        </text:changed-region>
        <text:changed-region xml:id="ct301325120" text:id="ct301325120">
          <text:insertion>
            <office:change-info>
              <dc:creator>Till Adams</dc:creator>
              <dc:date>2018-05-09T14:35:00</dc:date>
            </office:change-info>
          </text:insertion>
        </text:changed-region>
        <text:changed-region xml:id="ct301325224" text:id="ct301325224">
          <text:deletion>
            <office:change-info>
              <dc:creator>Till Adams</dc:creator>
              <dc:date>2018-05-09T14:35:00</dc:date>
            </office:change-info>
            <text:p text:style-name="P4"><text:span text:style-name="T7">7</text:span></text:p>
          </text:deletion>
        </text:changed-region>
        <text:changed-region xml:id="ct301323456" text:id="ct301323456">
          <text:insertion>
            <office:change-info>
              <dc:creator>Oliver Bildesheim</dc:creator>
              <dc:date>2018-05-11T17:43:00</dc:date>
            </office:change-info>
          </text:insertion>
        </text:changed-region>
        <text:changed-region xml:id="ct301323664" text:id="ct301323664">
          <text:deletion>
            <office:change-info>
              <dc:creator>Oliver Bildesheim</dc:creator>
              <dc:date>2018-05-11T17:43:00</dc:date>
            </office:change-info>
            <text:p text:style-name="P4"><text:span text:style-name="T1"><text:s/></text:span></text:p>
          </text:deletion>
        </text:changed-region>
        <text:changed-region xml:id="ct301322312" text:id="ct301322312">
          <text:deletion>
            <office:change-info>
              <dc:creator>Oliver Bildesheim</dc:creator>
              <dc:date>2018-05-11T17:42:00</dc:date>
            </office:change-info>
            <text:p text:style-name="P4"><text:span text:style-name="T1">D</text:span></text:p>
          </text:deletion>
        </text:changed-region>
        <text:changed-region xml:id="ct301323768" text:id="ct301323768">
          <text:insertion>
            <office:change-info>
              <dc:creator>Oliver Bildesheim</dc:creator>
              <dc:date>2018-05-11T17:42:00</dc:date>
            </office:change-info>
          </text:insertion>
        </text:changed-region>
        <text:changed-region xml:id="ct301322416" text:id="ct301322416">
          <text:deletion>
            <office:change-info>
              <dc:creator>Till Adams</dc:creator>
              <dc:date>2018-05-09T14:35:00</dc:date>
            </office:change-info>
            <text:p text:style-name="P4"><text:span text:style-name="T1">m</text:span></text:p>
          </text:deletion>
        </text:changed-region>
        <text:changed-region xml:id="ct301322728" text:id="ct301322728">
          <text:insertion>
            <office:change-info>
              <dc:creator>Till Adams</dc:creator>
              <dc:date>2018-05-09T14:35:00</dc:date>
            </office:change-info>
          </text:insertion>
        </text:changed-region>
        <text:changed-region xml:id="ct301324704" text:id="ct301324704">
          <text:format-change>
            <office:change-info>
              <dc:creator>Till Adams</dc:creator>
              <dc:date>2018-05-09T14:35:00</dc:date>
            </office:change-info>
          </text:format-change>
        </text:changed-region>
        <text:changed-region xml:id="ct301323872" text:id="ct301323872">
          <text:insertion>
            <office:change-info>
              <dc:creator>Oliver Bildesheim</dc:creator>
              <dc:date>2018-05-11T17:43:00</dc:date>
            </office:change-info>
          </text:insertion>
        </text:changed-region>
        <text:changed-region xml:id="ct301325328" text:id="ct301325328">
          <text:deletion>
            <office:change-info>
              <dc:creator>Oliver Bildesheim</dc:creator>
              <dc:date>2018-05-11T17:43:00</dc:date>
            </office:change-info>
            <text:p text:style-name="P4"><text:span text:style-name="T1"><text:s/>= (Graphical User Interface</text:span></text:p>
          </text:deletion>
        </text:changed-region>
        <text:changed-region xml:id="ct301324080" text:id="ct301324080">
          <text:deletion>
            <office:change-info>
              <dc:creator>Till Adams</dc:creator>
              <dc:date>2018-05-09T14:35:00</dc:date>
            </office:change-info>
            <text:p text:style-name="P4"><text:span text:style-name="T1">,</text:span></text:p>
          </text:deletion>
        </text:changed-region>
        <text:changed-region xml:id="ct301323976" text:id="ct301323976">
          <text:deletion>
            <office:change-info>
              <dc:creator>Oliver Bildesheim</dc:creator>
              <dc:date>2018-05-11T17:43:00</dc:date>
            </office:change-info>
            <text:p text:style-name="P4"><text:span text:style-name="T1"><text:s/>GUI)</text:span></text:p>
          </text:deletion>
        </text:changed-region>
        <text:changed-region xml:id="ct301325536" text:id="ct301325536">
          <text:insertion>
            <office:change-info>
              <dc:creator>Oliver Bildesheim</dc:creator>
              <dc:date>2018-05-11T17:43:00</dc:date>
            </office:change-info>
          </text:insertion>
        </text:changed-region>
        <text:changed-region xml:id="ct301322520" text:id="ct301322520">
          <text:deletion>
            <office:change-info>
              <dc:creator>Oliver Bildesheim</dc:creator>
              <dc:date>2018-05-11T17:43:00</dc:date>
            </office:change-info>
            <text:p text:style-name="P4"><text:span text:style-name="T8">i</text:span></text:p>
          </text:deletion>
        </text:changed-region>
        <text:changed-region xml:id="ct301324184" text:id="ct301324184">
          <text:insertion>
            <office:change-info>
              <dc:creator>Oliver Bildesheim</dc:creator>
              <dc:date>2018-05-11T17:43:00</dc:date>
            </office:change-info>
          </text:insertion>
        </text:changed-region>
        <text:changed-region xml:id="ct301324288" text:id="ct301324288">
          <text:deletion>
            <office:change-info>
              <dc:creator>Till Adams</dc:creator>
              <dc:date>2018-05-09T14:35:00</dc:date>
            </office:change-info>
            <text:p text:style-name="P4"><text:span text:style-name="T8">lokale Rechner</text:span></text:p>
          </text:deletion>
        </text:changed-region>
        <text:changed-region xml:id="ct301322936" text:id="ct301322936">
          <text:insertion>
            <office:change-info>
              <dc:creator>Till Adams</dc:creator>
              <dc:date>2018-05-09T14:35:00</dc:date>
            </office:change-info>
          </text:insertion>
        </text:changed-region>
        <text:changed-region xml:id="ct301324392" text:id="ct301324392">
          <text:deletion>
            <office:change-info>
              <dc:creator>Till Adams</dc:creator>
              <dc:date>2018-05-09T14:36:00</dc:date>
            </office:change-info>
            <text:p text:style-name="P4"><text:span text:style-name="T8">eigener </text:span></text:p>
          </text:deletion>
        </text:changed-region>
        <text:changed-region xml:id="ct301325744" text:id="ct301325744">
          <text:insertion>
            <office:change-info>
              <dc:creator>Till Adams</dc:creator>
              <dc:date>2018-05-09T14:36:00</dc:date>
            </office:change-info>
          </text:insertion>
        </text:changed-region>
        <text:changed-region xml:id="ct301325952" text:id="ct301325952">
          <text:insertion>
            <office:change-info>
              <dc:creator>Oliver Bildesheim</dc:creator>
              <dc:date>2018-05-13T13:16:00</dc:date>
            </office:change-info>
          </text:insertion>
        </text:changed-region>
        <text:changed-region xml:id="ct301326056" text:id="ct301326056">
          <text:insertion>
            <office:change-info>
              <dc:creator>Till Adams</dc:creator>
              <dc:date>2018-05-09T14:36:00</dc:date>
            </office:change-info>
          </text:insertion>
        </text:changed-region>
        <text:changed-region xml:id="ct301325848" text:id="ct301325848">
          <text:deletion>
            <office:change-info>
              <dc:creator>Oliver Bildesheim</dc:creator>
              <dc:date>2018-05-13T13:16:00</dc:date>
            </office:change-info>
            <text:p text:style-name="P4"><text:span text:style-name="T8">anderen </text:span></text:p>
          </text:deletion>
        </text:changed-region>
        <text:changed-region xml:id="ct301326264" text:id="ct301326264">
          <text:insertion>
            <office:change-info>
              <dc:creator>Till Adams</dc:creator>
              <dc:date>2018-05-09T14:36:00</dc:date>
            </office:change-info>
          </text:insertion>
        </text:changed-region>
        <text:changed-region xml:id="ct301326160" text:id="ct301326160">
          <text:deletion>
            <office:change-info>
              <dc:creator>Oliver Bildesheim</dc:creator>
              <dc:date>2018-05-11T17:43:00</dc:date>
            </office:change-info>
            <text:p text:style-name="P4"><text:span text:style-name="T8">geerntet</text:span></text:p>
          </text:deletion>
        </text:changed-region>
        <text:changed-region xml:id="ct301325640" text:id="ct301325640">
          <text:insertion>
            <office:change-info>
              <dc:creator>Oliver Bildesheim</dc:creator>
              <dc:date>2018-05-11T17:43:00</dc:date>
            </office:change-info>
          </text:insertion>
        </text:changed-region>
        <text:changed-region xml:id="ct301575432" text:id="ct301575432">
          <text:insertion>
            <office:change-info>
              <dc:creator>Till Adams</dc:creator>
              <dc:date>2018-05-09T14:36:00</dc:date>
            </office:change-info>
          </text:insertion>
        </text:changed-region>
        <text:changed-region xml:id="ct301574808" text:id="ct301574808">
          <text:insertion>
            <office:change-info>
              <dc:creator>Till Adams</dc:creator>
              <dc:date>2018-05-09T14:37:00</dc:date>
            </office:change-info>
          </text:insertion>
        </text:changed-region>
        <text:changed-region xml:id="ct301574496" text:id="ct301574496">
          <text:deletion>
            <office:change-info>
              <dc:creator>Till Adams</dc:creator>
              <dc:date>2018-05-09T14:36:00</dc:date>
            </office:change-info>
            <text:p text:style-name="P5"/>
            <text:p text:style-name="P5"/>
          </text:deletion>
        </text:changed-region>
        <text:changed-region xml:id="ct304294840" text:id="ct304294840">
          <text:insertion>
            <office:change-info>
              <dc:creator>Oliver Bildesheim</dc:creator>
              <dc:date>2018-05-13T13:19:00</dc:date>
            </office:change-info>
          </text:insertion>
        </text:changed-region>
        <text:changed-region xml:id="ct304295048" text:id="ct304295048">
          <text:insertion>
            <office:change-info>
              <dc:creator>Oliver Bildesheim</dc:creator>
              <dc:date>2018-05-13T13: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eschreibung einer Architektur zur Metadatenerstellung</text:p>
      <text:p text:style-name="P10"/>
      <text:p text:style-name="P1">Die Beschreibung der Architektur soll aufzeigen, wie das Projektziel, die automatisierte Erfassung von Metadaten, technisch umgesetzt werden kann. Damit <text:change text:change-id="ct300913384"/><text:change-start text:change-id="ct300912552"/>dient<text:change-end text:change-id="ct300912552"/> diese<text:change-start text:change-id="ct300914008"/> <text:change-end text:change-id="ct300914008"/>Beschreibung auch bereits <text:change text:change-id="ct300914216"/><text:change-start text:change-id="ct300914320"/>als<text:change-end text:change-id="ct300914320"/> Architektur<text:change-start text:change-id="ct300912032"/>skizze<text:change-end text:change-id="ct300912032"/> des im Projektumfang enthaltene<text:change-start text:change-id="ct300912136"/>n<text:change-end text:change-id="ct300912136"/> Proof of Concepts (Prototypen).</text:p>
      <text:p text:style-name="P1"/>
      <text:p text:style-name="P2"><text:span text:style-name="T1">Die Informationen über Daten (Metadaten) können grundsätzlich aus zwei Quellen generiert werden: (i) durch Ableitung </text:span><text:span text:style-name="T17">aus</text:span><text:span text:style-name="T1"> </text:span><text:span text:style-name="T16">den Daten selbst</text:span><text:span text:style-name="T2">,</text:span><text:span text:style-name="T16"> </text:span><text:span text:style-name="T2">wie dies im unteren Teil der Abbildung zu erkennen ist, </text:span><text:span text:style-name="T1">und (ii) über Deep-Learning</text:span><text:change text:change-id="ct300912656"/><text:change-start text:change-id="ct300915152"/><text:span text:style-name="T1">-</text:span><text:change-end text:change-id="ct300915152"/><text:span text:style-name="T1">Methoden, wobei für die Erfassung von</text:span><text:change text:change-id="ct300913488"/><text:span text:style-name="T1"> benötigten </text:span><text:change-start text:change-id="ct300914424"/><text:span text:style-name="T1"><text:s/>„</text:span><text:change-end text:change-id="ct300914424"/><text:span text:style-name="T1">Trainingsdaten</text:span><text:change-start text:change-id="ct300912864"/><text:span text:style-name="T1">“</text:span><text:change-end text:change-id="ct300912864"/><text:span text:style-name="T1"> </text:span><text:change text:change-id="ct300912760"/><text:span text:style-name="T1">sogenannte </text:span><text:span text:style-name="T17">Harvester</text:span><text:span text:style-name="T2"> verwendet werden. Diese </text:span><text:change text:change-id="ct300912344"/><text:change-start text:change-id="ct300912968"/><text:span text:style-name="T2">beziehen</text:span><text:change-end text:change-id="ct300912968"/><text:span text:style-name="T2"> automatisiert Metadaten aus e</text:span><text:span text:style-name="T11">xternen</text:span><text:span text:style-name="T3"> Quellen </text:span><text:change text:change-id="ct300913072"/><text:change-start text:change-id="ct300913176"/><text:span text:style-name="T3">. Dabei nutzen sie</text:span><text:change-end text:change-id="ct300913176"/><text:change text:change-id="ct300913280"/><text:change text:change-id="ct300914528"/><text:span text:style-name="T3"> standardisierte CSW-Dienste (Catalogue Service </text:span><text:span text:style-name="T18">for the Web, </text:span><text:span text:style-name="Emphasis"><text:span text:style-name="T18">das ist ein OGC-Standard</text:span></text:span><text:span text:style-name="T18">),</text:span><text:span text:style-name="T19"> </text:span><text:span text:style-name="T1">dargestellt im rechten Bildbereich.</text:span></text:p>
      <text:p text:style-name="P5"/>
      <text:p text:style-name="P3"><text:span text:style-name="T1">Beim ersten Verfahren werden bspw. die sog. Header-Dateien aus Rasterdaten (bspw. Sentinel Satellitendaten) ausgelesen. Daraus können bereits relevante Informationen über Datentyp (bspw. Geotiffs), räumliche Auflösung (Pixelgröße), räumliche Abdeckung oder die Projektion der Daten extrahiert werden. Der sog. Data Interpreter extrahiert diese Informationen aus den Daten, wobei der Zugriff daraus über Datenbanken, Datenverzeichnisse</text:span><text:change text:change-id="ct300914632"/><text:span text:style-name="T1"> oder über</text:span><text:span text:style-name="T23"> Geodatendienste wie Web Map Service (WMS), Web Feature Service (WFS) und Web Coverage Service (WCS) geschieht, welche Geodaten und dazugehörige Beschreibungen über das Internet anbieten.</text:span></text:p>
      <text:p text:style-name="P2"><text:span text:style-name="T1">Im zweiten Ansatz, dem </text:span><text:change text:change-id="ct300914840"/><text:span text:style-name="T1"><text:s/>Harvesting, werden über den von mundialis entwickelten "ActiniaGDI-Harvester" (GDI = Geodateninfrastruktur) </text:span>Metadaten von <text:change text:change-id="ct300914944"/><text:change-start text:change-id="ct300915256"/>externen<text:change-end text:change-id="ct300915256"/> Katalogen (Verzeichnisse von Geodaten, Geodiensten und Metadaten) oder Knoten „geerntet“<text:change-start text:change-id="ct300915776"/>. In den <text:change-end text:change-id="ct300915776"/><text:change-start text:change-id="ct300915672"/>Katalogen bzw. Knoten sind<text:change-end text:change-id="ct300915672"/><text:change text:change-id="ct300915360"/> Metadaten zu gleichen Datentypen in ggf. unterschiedlichen Metadatenprofilen hinterlegt <text:change text:change-id="ct300915464"/>. <text:change text:change-id="ct300915880"/>Als Katalogdienst<text:change-start text:change-id="ct300915568"/>e<text:change-end text:change-id="ct300915568"/> <text:change text:change-id="ct301319768"/><text:change-start text:change-id="ct301318312"/>analysieren<text:change-end text:change-id="ct301318312"/> CSWs die Inhalte von <text:change-start text:change-id="ct301320808"/>anderen <text:change-end text:change-id="ct301320808"/>Katalogen und halten diverse Metadaten für <text:change text:change-id="ct301320080"/><text:s/>Geo<text:change-start text:change-id="ct301320392"/>daten<text:change-end text:change-id="ct301320392"/>dienste und Geodaten vor. Clients befragen <text:change text:change-id="ct301319976"/><text:change-start text:change-id="ct301318416"/>CSWs<text:change-end text:change-id="ct301318416"/> zum Beispiel, um herauszufinden, welche WMS/WFS-Dienste existieren und <text:change text:change-id="ct301321328"/><text:change-start text:change-id="ct301320184"/>welche<text:change-end text:change-id="ct301320184"/> <text:change text:change-id="ct301320600"/><text:s/>Fähigkeiten bzw. Eigenschaften <text:change text:change-id="ct301321016"/><text:change-start text:change-id="ct301319664"/>diese besitzen<text:change-end text:change-id="ct301319664"/>. Ein CSW liefert <text:change-start text:change-id="ct301319872"/><text:span text:style-name="T1">Metadatensätze als </text:span><text:change-end text:change-id="ct301319872"/>Abfrageergebnisse (<text:change text:change-id="ct301318208"/><text:change-start text:change-id="ct301320288"/><text:span text:style-name="T4">z.B. in</text:span><text:change-end text:change-id="ct301320288"/><text:span text:style-name="T4"> XML</text:span>)<text:change text:change-id="ct301321120"/>, die der<text:span text:style-name="T1"> ActiniaGDI-Harvester </text:span><text:change text:change-id="ct301321432"/><text:change-start text:change-id="ct301319456"/><text:span text:style-name="T1">parst und de</text:span><text:change-end text:change-id="ct301319456"/><text:change text:change-id="ct301320912"/><text:change-start text:change-id="ct301318520"/><text:span text:style-name="T1">m</text:span><text:change-end text:change-id="ct301318520"/><text:change-start text:change-id="ct301318624"/><text:span text:style-name="T1"> D</text:span><text:change-end text:change-id="ct301318624"/><text:change-start text:change-id="ct301318832"/><text:span text:style-name="T1">eep-Learning</text:span><text:change-end text:change-id="ct301318832"/><text:change text:change-id="ct301318936"/><text:change-start text:change-id="ct301320496"/><text:span text:style-name="T1">-</text:span><text:change-end text:change-id="ct301320496"/><text:change-start text:change-id="ct301319560"/><text:span text:style-name="T1">Interpreter als Eingangs-Trainings</text:span><text:change-end text:change-id="ct301319560"/><text:change text:change-id="ct301318728"/><text:change-start text:change-id="ct301320704"/><text:span text:style-name="T1">d</text:span><text:change-end text:change-id="ct301320704"/><text:change-start text:change-id="ct301321224"/><text:span text:style-name="T1">aten zur Verfügung stellt</text:span><text:change-end text:change-id="ct301321224"/><text:span text:style-name="T1">.</text:span></text:p>
      <text:p text:style-name="P8"/>
      <text:p text:style-name="P2"><text:span text:style-name="T6">Der Deep</text:span><text:change text:change-id="ct301319040"/><text:change-start text:change-id="ct301319144"/><text:span text:style-name="T6">-</text:span><text:change-end text:change-id="ct301319144"/><text:span text:style-name="T6">Learning</text:span><text:change text:change-id="ct301319248"/><text:change-start text:change-id="ct301319352"/><text:span text:style-name="T6">-</text:span><text:change-end text:change-id="ct301319352"/><text:span text:style-name="T6">Interpreter ist ein </text:span><text:change text:change-id="ct301321848"/><text:span text:style-name="T6">Machine-Learning-Verfahren, </text:span><text:change text:change-id="ct301321952"/><text:change-start text:change-id="ct301322056"/><text:span text:style-name="T6">das</text:span><text:change-end text:change-id="ct301322056"/><text:span text:style-name="T6"> anhand bestehender (Meta-)</text:span><text:change-start text:change-id="ct301322160"/><text:span text:style-name="T6"> </text:span><text:change-end text:change-id="ct301322160"/><text:span text:style-name="T6">Daten lernen kann, Objekte (Daten) zu identifizieren bzw. Daten automatisch mit geeigneten Metadaten zu beschreiben, also Metadaten selbstständig </text:span><text:change-start text:change-id="ct301321536"/><text:span text:style-name="T6">– ohne manuelle Eingabe - </text:span><text:change-end text:change-id="ct301321536"/><text:span text:style-name="T6">zu generieren</text:span><text:change text:change-id="ct301324600"/><text:change text:change-id="ct301321744"/><text:change text:change-id="ct301321640"/><text:span text:style-name="T6">. Dazu wird </text:span><text:change-start text:change-id="ct301322832"/><text:span text:style-name="T6">jedoch </text:span><text:change-end text:change-id="ct301322832"/><text:span text:style-name="T6">eine ausreichend große Menge </text:span><text:change text:change-id="ct301323560"/><text:span text:style-name="T6">Trainingsdaten benötigt. Durch das Abrufen mehrerer Kataloge sollen </text:span><text:change-start text:change-id="ct301325432"/><text:span text:style-name="T6">daher </text:span><text:change-end text:change-id="ct301325432"/><text:span text:style-name="T6">einerseits </text:span><text:change text:change-id="ct301325016"/><text:span text:style-name="T6"><text:s/></text:span><text:change-start text:change-id="ct301322624"/><text:span text:style-name="T6">relevante Datenbestände aufgefunden und andererseits ausreichend umfassende </text:span><text:change-end text:change-id="ct301322624"/><text:span text:style-name="T6">Trainingsdaten für den Deep</text:span><text:change text:change-id="ct301323248"/><text:change-start text:change-id="ct301323144"/><text:span text:style-name="T6">-</text:span><text:change-end text:change-id="ct301323144"/><text:span text:style-name="T6">Learning</text:span><text:change text:change-id="ct301324808"/><text:change-start text:change-id="ct301323040"/><text:span text:style-name="T6">-</text:span><text:change-end text:change-id="ct301323040"/><text:span text:style-name="T6">Interpreter generiert </text:span><text:change text:change-id="ct301324496"/><text:span text:style-name="T6">werden. </text:span></text:p>
      <text:p text:style-name="P11"/>
      <text:p text:style-name="P2"><text:soft-page-break/><text:span text:style-name="T6">In einem hybriden Ansatz werden die beiden </text:span><text:change text:change-id="ct301324912"/><text:span text:style-name="T6">beschriebenen Verfahren kombiniert angewendet.</text:span></text:p>
      <text:p text:style-name="P8"/>
      <text:p text:style-name="P14"><text:span text:style-name="T1">Zur Ableitung </text:span><text:span text:style-name="T7">d</text:span><text:span text:style-name="T7">er Metadaten</text:span><text:span text:style-name="T1"> fungiert jeweils ein Interpreter </text:span><text:span text:style-name="T1">(Data-Interpreter oder Deep-Learning-Interpreter)</text:span><text:span text:style-name="T1">, die im Folgenden genauer beschrieben werden.</text:span></text:p>
      <text:p text:style-name="P8"/>
      <text:p text:style-name="P4"><text:span text:style-name="T1">Über den </text:span><text:span text:style-name="T7">Actinia</text:span><text:change text:change-id="ct301323352"/><text:span text:style-name="T7">GD</text:span><text:change-start text:change-id="ct301325120"/><text:span text:style-name="T7">I</text:span><text:change-end text:change-id="ct301325120"/><text:change text:change-id="ct301325224"/><text:span text:style-name="T7"> CSW-Writer</text:span><text:span text:style-name="T1"> ist es schließlich möglich, mit Hilfe einer Metadaten</text:span><text:change-start text:change-id="ct301323456"/><text:span text:style-name="T1">-</text:span><text:change-end text:change-id="ct301323456"/><text:change text:change-id="ct301323664"/><text:span text:style-name="T1">Suchmaschine (z. B. </text:span><text:change text:change-id="ct301322312"/><text:change-start text:change-id="ct301323768"/><text:span text:style-name="T1">d</text:span><text:change-end text:change-id="ct301323768"/><text:span text:style-name="T1">e</text:span><text:change text:change-id="ct301322416"/><text:change-start text:change-id="ct301322728"/><text:span text:style-name="T1">r Open Source Software</text:span><text:change-end text:change-id="ct301322728"/><text:span text:style-name="T1"> </text:span><text:change-start text:change-id="ct301324704"/><text:span text:style-name="T20">Geonetwork Open Source</text:span><text:change-end text:change-id="ct301324704"/><text:span text:style-name="T1">), die über eine graphische Benutzeroberfläche</text:span><text:change-start text:change-id="ct301323872"/><text:span text:style-name="T1"> (Graphical User Interface = GUI)</text:span><text:change-end text:change-id="ct301323872"/><text:span text:style-name="T1"> zugänglich ist</text:span><text:change text:change-id="ct301325328"/><text:change text:change-id="ct301324080"/><text:change text:change-id="ct301323976"/><text:change-start text:change-id="ct301325536"/><text:span text:style-name="T1">,</text:span><text:change-end text:change-id="ct301325536"/><text:span text:style-name="T1"> auf die Metadatenbank zuzugreifen und eigene Metadaten zu generieren. </text:span><text:span text:style-name="T8">Somit f</text:span><text:change text:change-id="ct301322520"/><text:change-start text:change-id="ct301324184"/><text:span text:style-name="T8">u</text:span><text:change-end text:change-id="ct301324184"/><text:span text:style-name="T8">ngiert der </text:span><text:change text:change-id="ct301324288"/><text:change-start text:change-id="ct301322936"/><text:span text:style-name="T8">eigene Server</text:span><text:change-end text:change-id="ct301322936"/><text:span text:style-name="T8"> wiederum als </text:span><text:change text:change-id="ct301324392"/><text:span text:style-name="T8">CSW-Knoten, aus dem</text:span><text:change-start text:change-id="ct301325744"/><text:span text:style-name="T8"> von </text:span><text:change-end text:change-id="ct301325744"/><text:change-start text:change-id="ct301325952"/><text:span text:style-name="T8">anderen </text:span><text:change-end text:change-id="ct301325952"/><text:change-start text:change-id="ct301326056"/><text:span text:style-name="T8">entfernten </text:span><text:change-end text:change-id="ct301326056"/><text:change text:change-id="ct301325848"/><text:change-start text:change-id="ct301326264"/><text:span text:style-name="T8">Katalogen</text:span><text:change-end text:change-id="ct301326264"/><text:span text:style-name="T8"> Metadaten </text:span><text:change text:change-id="ct301326160"/><text:change-start text:change-id="ct301325640"/><text:span text:style-name="T8">bezogen</text:span><text:change-end text:change-id="ct301325640"/><text:span text:style-name="T8"> werden können. </text:span></text:p>
      <text:p text:style-name="P8"/>
      <text:p text:style-name="P5"><text:change-start text:change-id="ct301575432"/>Anmerkung Skizze: </text:p>
      <text:p text:style-name="P5">statt Actinia GD7 → ActiniaGDI ;-)<text:change-end text:change-id="ct301575432"/><text:change-start text:change-id="ct301574808"/></text:p>
      <text:p text:style-name="P5">statt „eigene CSW-Knoten“ die Einzahl „eigener CSW-Knoten“ verwenden</text:p>
      <text:p text:style-name="P5">statt „DB“ vlt. Besser „Datenbank“ ?<text:change-end text:change-id="ct301574808"/><text:change text:change-id="ct301574496"/></text:p>
      <text:p text:style-name="P10"><text:change-start text:change-id="ct304294840"/>[Architekturskizze in Überarbe<text:change-end text:change-id="ct304294840"/><text:change-start text:change-id="ct304295048"/>itung]<text:change-end text:change-id="ct304295048"/></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5T14:42:44.140655801</meta:creation-date>
    <dc:date>2018-05-13T13:20:05.79</dc:date>
    <meta:editing-duration>PT3H5M52S</meta:editing-duration>
    <meta:editing-cycles>49</meta:editing-cycles>
    <meta:generator>OpenOffice/4.1.5$Win32 OpenOffice.org_project/415m1$Build-9789</meta:generator>
    <dc:creator>Oliver Bildesheim</dc:creator>
    <meta:document-statistic meta:table-count="0" meta:image-count="0" meta:object-count="0" meta:page-count="2" meta:paragraph-count="67" meta:word-count="557" meta:character-count="4430"/>
  </office:meta>
</office:document-meta>
</file>